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764in"/>
    </style:style>
    <style:style style:name="co3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49in" svg:x="14.0638in" svg:y="1.715in">
            <draw:object draw:notify-on-update-of-ranges="Sheet1.A2:Sheet1.A2 Sheet1.A3:Sheet1.A9 Sheet1.B2:Sheet1.B2 Sheet1.B3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49in" svg:x="5.1642in" svg:y="2.5831in">
            <draw:object draw:notify-on-update-of-ranges="Sheet1.E3:Sheet1.E8 Sheet1.F2:Sheet1.F2 Sheet1.F3:Sheet1.F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osts</text:p>
          </table:table-cell>
          <table:table-cell office:value-type="string" calcext:value-type="string">
            <text:p>Average Latency</text:p>
          </table:table-cell>
          <table:table-cell table:number-columns-repeated="2"/>
          <table:table-cell office:value-type="string" calcext:value-type="string">
            <text:p>Hosts</text:p>
          </table:table-cell>
          <table:table-cell office:value-type="string" calcext:value-type="string">
            <text:p>Average Latenc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791" calcext:value-type="float">
            <text:p>10.7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8.4645" calcext:value-type="float">
            <text:p>18.46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7915333333333" calcext:value-type="float">
            <text:p>17.791533333333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5.4972916666667" calcext:value-type="float">
            <text:p>35.497291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.4877967741935" calcext:value-type="float">
            <text:p>17.487796774193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7.85525" calcext:value-type="float">
            <text:p>37.855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7219481707317" calcext:value-type="float">
            <text:p>15.721948170731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9.3680087301587" calcext:value-type="float">
            <text:p>49.36800873015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6577447058824" calcext:value-type="float">
            <text:p>17.6577447058824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4.2334026360544" calcext:value-type="float">
            <text:p>54.23340263605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.2367559649123" calcext:value-type="float">
            <text:p>25.236755964912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4.2326287878788" calcext:value-type="float">
            <text:p>84.23262878787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.3108278217822" calcext:value-type="float">
            <text:p>28.31082782178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16:02:05.9507269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0T15:04:01.285175326</meta:creation-date>
    <dc:date>2020-10-10T16:16:43.934605047</dc:date>
    <meta:editing-duration>PT7M55S</meta:editing-duration>
    <meta:editing-cycles>2</meta:editing-cycles>
    <meta:generator>LibreOffice/6.4.6.2$Linux_X86_64 LibreOffice_project/40$Build-2</meta:generator>
    <meta:document-statistic meta:table-count="1" meta:cell-count="3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5cm" xlink:href=".." xlink:type="simple" chart:class="chart:scatter" chart:style-name="ch1">
        <chart:plot-area chart:style-name="ch2" table:cell-range-address="Sheet1.A2:Sheet1.B9" chart:data-source-has-labels="row" svg:x="1.331cm" svg:y="0.18cm" svg:width="14.354cm" svg:height="7.664cm">
          <chartooo:coordinate-region svg:x="1.952cm" svg:y="0.379cm" svg:width="13.453cm" svg:height="6.818cm"/>
          <chart:axis chart:dimension="x" chart:name="primary-x" chart:style-name="ch3">
            <chart:title svg:x="7.948cm" svg:y="8.024cm" chart:style-name="ch4">
              <text:p>#Hosts</text:p>
            </chart:title>
          </chart:axis>
          <chart:axis chart:dimension="y" chart:name="primary-y" chart:style-name="ch3">
            <chart:title svg:x="0.451cm" svg:y="4.784cm" chart:style-name="ch5">
              <text:p>Time (ms)</text:p>
            </chart:title>
            <chart:grid chart:style-name="ch6" chart:class="major"/>
          </chart:axis>
          <chart:series chart:style-name="ch7" chart:values-cell-range-address="Sheet1.B3:Sheet1.B9" chart:label-cell-address="Sheet1.B2:Sheet1.B2" chart:class="chart:scatter">
            <chart:domain table:cell-range-address="Sheet1.A3:Sheet1.A9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Latency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3:Sheet1.A9</svg:desc>
                </draw:g>
              </table:table-cell>
              <table:table-cell office:value-type="float" office:value="10.791">
                <text:p>10.791</text:p>
                <draw:g>
                  <svg:desc>Sheet1.B3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7.7915333333333">
                <text:p>17.7915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7.4877967741935">
                <text:p>17.4877967741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5.7219481707317">
                <text:p>15.72194817073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7.6577447058824">
                <text:p>17.6577447058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25.2367559649123">
                <text:p>25.2367559649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8.3108278217822">
                <text:p>28.31082782178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scatter" chart:style-name="ch1">
        <chart:plot-area chart:style-name="ch2" table:cell-range-address="Sheet1.E3:Sheet1.F8 Sheet1.F2:Sheet1.F2" chart:data-source-has-labels="row" svg:x="1.331cm" svg:y="0.18cm" svg:width="14.353cm" svg:height="7.664cm">
          <chartooo:coordinate-region svg:x="1.952cm" svg:y="0.38cm" svg:width="13.453cm" svg:height="6.817cm"/>
          <chart:axis chart:dimension="x" chart:name="primary-x" chart:style-name="ch3">
            <chart:title svg:x="7.907cm" svg:y="8.024cm" chart:style-name="ch4">
              <text:p># Hosts</text:p>
            </chart:title>
          </chart:axis>
          <chart:axis chart:dimension="y" chart:name="primary-y" chart:style-name="ch3">
            <chart:title svg:x="0.451cm" svg:y="4.784cm" chart:style-name="ch5">
              <text:p>Time (ms)</text:p>
            </chart:title>
            <chart:grid chart:style-name="ch6" chart:class="major"/>
          </chart:axis>
          <chart:series chart:style-name="ch7" chart:values-cell-range-address="Sheet1.F3:Sheet1.F8" chart:label-cell-address="Sheet1.F2:Sheet1.F2" chart:class="chart:scatter">
            <chart:domain table:cell-range-address="Sheet1.E3:Sheet1.E8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verage Latency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E3:Sheet1.E8</svg:desc>
                </draw:g>
              </table:table-cell>
              <table:table-cell office:value-type="float" office:value="18.4645">
                <text:p>18.4645</text:p>
                <draw:g>
                  <svg:desc>Sheet1.F3:Sheet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5.4972916666667">
                <text:p>35.497291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7.85525">
                <text:p>37.85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49.3680087301587">
                <text:p>49.3680087301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54.2334026360544">
                <text:p>54.2334026360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4.2326287878788">
                <text:p>84.23262878787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